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T10" style:parent-style-name="DefaultParagraphFont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11" style:parent-style-name="DefaultParagraphFont" style:family="text">
      <style:text-properties style:font-name="Liberation Mono" fo:font-size="10pt" style:font-size-asian="10pt" style:font-size-complex="10pt"/>
    </style:style>
    <style:style style:name="T12" style:parent-style-name="DefaultParagraphFont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list-style-name="LFO1" style:family="paragraph"/>
    <style:style style:name="T21" style:parent-style-name="DefaultParagraphFont" style:family="text">
      <style:text-properties fo:background-color="#FFFF00"/>
    </style:style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PreformattedText" style:family="paragraph">
      <style:paragraph-properties fo:margin-bottom="0.1965in"/>
    </style:style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T33" style:parent-style-name="DefaultParagraphFont" style:family="text">
      <style:text-properties style:font-name="Liberation Mono"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list-style-name="LFO1" style:family="paragraph"/>
    <style:style style:name="T45" style:parent-style-name="DefaultParagraphFont" style:family="text">
      <style:text-properties style:font-name="Liberation Mono" fo:font-size="10pt" style:font-size-asian="10pt" style:font-size-complex="10pt"/>
    </style:style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Standard" style:list-style-name="LFO1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2" style:family="paragraph"/>
    <style:style style:name="P71" style:parent-style-name="Standard" style:list-style-name="LFO2" style:family="paragraph"/>
    <style:style style:name="P72" style:parent-style-name="Standard" style:list-style-name="LFO2" style:family="paragraph"/>
    <style:style style:name="P73" style:parent-style-name="Standard" style:list-style-name="LFO2" style:family="paragraph"/>
    <style:style style:name="P74" style:parent-style-name="Standard" style:list-style-name="LFO2" style:family="paragraph"/>
    <style:style style:name="P75" style:parent-style-name="Standard" style:list-style-name="LFO2" style:family="paragraph"/>
    <style:style style:name="P76" style:parent-style-name="Standard" style:list-style-name="LFO2" style:family="paragraph"/>
    <style:style style:name="P77" style:parent-style-name="Standard" style:list-style-name="LFO2" style:family="paragraph"/>
    <style:style style:name="P78" style:parent-style-name="Standard" style:list-style-name="LFO2" style:family="paragraph"/>
    <style:style style:name="T79" style:parent-style-name="SourceText" style:family="text">
      <style:text-properties style:font-name="Liberation Serif"/>
    </style:style>
    <style:style style:name="T80" style:parent-style-name="SourceText" style:family="text">
      <style:text-properties style:font-name="Liberation Serif"/>
    </style:style>
    <style:style style:name="T81" style:parent-style-name="SourceText" style:family="text">
      <style:text-properties style:font-name="Liberation Serif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P86" style:parent-style-name="Standard" style:list-style-name="LFO3" style:family="paragraph"/>
    <style:style style:name="P87" style:parent-style-name="Standard" style:list-style-name="LFO3" style:family="paragraph"/>
    <style:style style:name="P88" style:parent-style-name="Standard" style:list-style-name="LFO3" style:family="paragraph"/>
    <style:style style:name="P89" style:parent-style-name="Standard" style:list-style-name="LFO3" style:family="paragraph"/>
    <style:style style:name="P90" style:parent-style-name="Standard" style:list-style-name="LFO3" style:family="paragraph"/>
    <style:style style:name="P91" style:parent-style-name="Standard" style:list-style-name="LFO3" style:family="paragraph"/>
    <style:style style:name="P92" style:parent-style-name="Standard" style:list-style-name="LFO3" style:family="paragraph"/>
    <style:style style:name="P93" style:parent-style-name="Standard" style:list-style-name="LFO3" style:family="paragraph"/>
    <style:style style:name="P94" style:parent-style-name="Standard" style:list-style-name="LFO3" style:family="paragraph"/>
    <style:style style:name="P95" style:parent-style-name="Standard" style:list-style-name="LFO3" style:family="paragraph"/>
    <style:style style:name="P96" style:parent-style-name="Standard" style:list-style-name="LFO3" style:family="paragraph"/>
    <style:style style:name="P97" style:parent-style-name="Standard" style:list-style-name="LFO3" style:family="paragraph"/>
    <style:style style:name="P98" style:parent-style-name="Standard" style:list-style-name="LFO3" style:family="paragraph"/>
    <style:style style:name="P99" style:parent-style-name="Standard" style:list-style-name="LFO3" style:family="paragraph"/>
    <style:style style:name="P100" style:parent-style-name="Standard" style:list-style-name="LFO3" style:family="paragraph"/>
    <style:style style:name="P101" style:parent-style-name="Standard" style:list-style-name="LFO3" style:family="paragraph"/>
    <style:style style:name="P102" style:parent-style-name="Standard" style:list-style-name="LFO3" style:family="paragraph"/>
    <style:style style:name="P103" style:parent-style-name="Standard" style:list-style-name="LFO3" style:family="paragraph"/>
    <style:style style:name="P104" style:parent-style-name="Standard" style:list-style-name="LFO3" style:family="paragraph"/>
    <style:style style:name="P105" style:parent-style-name="Standard" style:list-style-name="LFO3" style:family="paragraph"/>
    <style:style style:name="P106" style:parent-style-name="Standard" style:list-style-name="LFO3" style:family="paragraph"/>
    <style:style style:name="P107" style:parent-style-name="Standard" style:list-style-name="LFO3" style:family="paragraph"/>
    <style:style style:name="P108" style:parent-style-name="Standard" style:list-style-name="LFO3" style:family="paragraph"/>
    <style:style style:name="P109" style:parent-style-name="Standard" style:list-style-name="LFO3" style:family="paragraph"/>
    <style:style style:name="P110" style:parent-style-name="Standard" style:list-style-name="LFO3" style:family="paragraph"/>
    <style:style style:name="P111" style:parent-style-name="Standard" style:list-style-name="LFO3" style:family="paragraph"/>
    <style:style style:name="P112" style:parent-style-name="Standard" style:list-style-name="LFO3" style:family="paragraph"/>
    <style:style style:name="P113" style:parent-style-name="Standard" style:list-style-name="LFO3" style:family="paragraph"/>
    <style:style style:name="P114" style:parent-style-name="Standard" style:list-style-name="LFO3" style:family="paragraph"/>
    <style:style style:name="P115" style:parent-style-name="Standard" style:list-style-name="LFO3" style:family="paragraph"/>
    <style:style style:name="P116" style:parent-style-name="Standard" style:list-style-name="LFO3" style:family="paragraph"/>
    <style:style style:name="P117" style:parent-style-name="Standard" style:list-style-name="LFO3" style:family="paragraph"/>
    <style:style style:name="P118" style:parent-style-name="Standard" style:list-style-name="LFO3" style:family="paragraph"/>
    <style:style style:name="P119" style:parent-style-name="Standard" style:list-style-name="LFO3" style:family="paragraph"/>
  </office:automatic-styles>
  <office:body>
    <office:text text:use-soft-page-breaks="true">
      <text:p text:style-name="P1">Vi notes</text:p>
      <text:p text:style-name="Standard"/>
      <text:p text:style-name="Standard">Shell Programming</text:p>
      <text:p text:style-name="Standard"/>
      <text:list text:style-name="LFO1" text:continue-numbering="true">
        <text:list-item>
          <text:p text:style-name="P2">Bash reference manual -<text:s/><text:a xlink:href="https://www.gnu.org/software/bash/manual/bash.html" office:target-frame-name="_top" xlink:show="replace">https://www.gnu.org/software/bash/manual/bash.html</text:a></text:p>
        </text:list-item>
        <text:list-item>
          <text:p text:style-name="P3">Giving permission – chmod +x filename.sh</text:p>
        </text:list-item>
      </text:list>
      <text:p text:style-name="Standard"/>
      <text:list text:style-name="LFO1" text:continue-numbering="true">
        <text:list-item>
          <text:p text:style-name="P4">General</text:p>
          <text:list text:continue-numbering="true">
            <text:list-item>
              <text:p text:style-name="P5"><text:span text:style-name="T6">$()</text:span><text:s/>is used for enclosing commands;<text:s/><text:span text:style-name="T7">${}<text:s/></text:span>is used for enclosing variables</text:p>
            </text:list-item>
            <text:list-item>
              <text:p text:style-name="P8">Command-line parameters are referred to as $1, $2, ..., $n</text:p>
            </text:list-item>
            <text:list-item>
              <text:p text:style-name="P9"><text:span text:style-name="T10">if [ ]</text:span><text:span text:style-name="T11"><text:s/></text:span>is different from<text:s/><text:span text:style-name="T12">if (( ))</text:span></text:p>
            </text:list-item>
            <text:list-item>
              <text:p text:style-name="P13">&lt;&gt;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4">Which shell?</text:p>
          <text:list text:continue-numbering="true">
            <text:list-item>
              <text:p text:style-name="P15">Echo “$SHELL”</text:p>
            </text:list-item>
            <text:list-item>
              <text:p text:style-name="P16">ps -p $$</text:p>
            </text:list-item>
            <text:list-item>
              <text:p text:style-name="P17"><text:a xlink:href="https://www.freecodecamp.org/news/bash-array-how-to-declare-an-array-of-strings-in-a-bash-script/" office:target-frame-name="_top" xlink:show="replace">https://www.freecodecamp.org/news/bash-array-how-to-declare-an-array-of-strings-in-a-bash-script/</text:a>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8"><text:span text:style-name="T19">while</text:span><text:s/>loop</text:p>
          <text:list text:continue-numbering="true">
            <text:list-item>
              <text:p text:style-name="P20"><text:a xlink:href="https://www.cyberciti.biz/faq/bash-while-loop/" office:target-frame-name="_top" xlink:show="replace">https://www.cyberciti.biz/faq/bash-while-loop/</text:a><text:s/><text:span text:style-name="T21">(GOOD!)</text:span></text:p>
            </text:list-item>
            <text:list-item>
              <text:p text:style-name="P22">while [ condition ]</text:p>
            </text:list-item>
          </text:list>
        </text:list-item>
      </text:list>
      <text:p text:style-name="Standard">do</text:p>
      <text:p text:style-name="Standard">&lt;some code&gt;</text:p>
      <text:p text:style-name="Standard">done</text:p>
      <text:p text:style-name="Standard"/>
      <text:list text:style-name="LFO1" text:continue-numbering="true">
        <text:list-item>
          <text:p text:style-name="P23"><text:span text:style-name="T24">for</text:span><text:s/>loop</text:p>
          <text:list text:continue-numbering="true">
            <text:list-item>
              <text:p text:style-name="P25"><text:a xlink:href="https://www.cyberciti.biz/faq/bash-for-loop/" office:target-frame-name="_top" xlink:show="replace">https://www.cyberciti.biz/faq/bash-for-loop/</text:a></text:p>
            </text:list-item>
            <text:list-item>
              <text:p text:style-name="P26">for (( i=0; i&lt;$n; ++i))</text:p>
            </text:list-item>
          </text:list>
        </text:list-item>
      </text:list>
      <text:p text:style-name="Standard">do</text:p>
      <text:p text:style-name="Standard">&lt;some code&gt;</text:p>
      <text:p text:style-name="Standard">done</text:p>
      <text:list text:style-name="LFO1" text:continue-numbering="true">
        <text:list-item>
          <text:list>
            <text:list-item>
              <text:p text:style-name="P27">for i in $seq(( start inc. end ))</text:p>
              <text:list text:continue-numbering="true">
                <text:list-item>
                  <text:p text:style-name="P28">seq LAST</text:p>
                </text:list-item>
              </text:list>
            </text:list-item>
          </text:list>
        </text:list-item>
      </text:list>
      <text:p text:style-name="PreformattedText"><text:tab/><text:tab/>seq FIRST LAST</text:p>
      <text:p text:style-name="P29"><text:tab/><text:tab/>seq FIRST INCREMENT LAST</text:p>
      <text:list text:style-name="LFO1" text:continue-numbering="true">
        <text:list-item>
          <text:list>
            <text:list-item>
              <text:p text:style-name="P30">for i in {start..end..inc}</text:p>
              <text:list text:continue-numbering="true">
                <text:list-item>
                  <text:p text:style-name="P31">variables don’t work inside?</text:p>
                </text:list-item>
              </text:list>
            </text:list-item>
          </text:list>
        </text:list-item>
      </text:list>
      <text:p text:style-name="Standard"/>
      <text:list text:style-name="LFO1" text:continue-numbering="true">
        <text:list-item>
          <text:p text:style-name="P32">Use<text:s/><text:span text:style-name="T33">bc</text:span><text:s/>for<text:s/><text:span text:style-name="T34">floating-point arithmetic</text:span></text:p>
          <text:list text:continue-numbering="true">
            <text:list-item>
              <text:p text:style-name="P35">echo “scale = 2; $VAR1 + $VAR2” | bc – l</text:p>
            </text:list-item>
            <text:list-item>
              <text:p text:style-name="P36">For more, see</text:p>
              <text:list text:continue-numbering="true">
                <text:list-item>
                  <text:p text:style-name="P37"><text:a xlink:href="https://stackoverflow.com/questions/12722095/how-do-i-use-floating-point-arithmetic-in-bash" office:target-frame-name="_top" xlink:show="replace">https://stackoverflow.com/questions/12722095/how-do-i-use-floating-point-arithmetic-in-bash</text:a></text:p>
                </text:list-item>
                <text:list-item>
                  <text:p text:style-name="P38"><text:a xlink:href="https://stackoverflow.com/questions/8654051/how-can-i-compare-two-floating-point-numbers-in-bash" office:target-frame-name="_top" xlink:show="replace">https://stackoverflow.com/questions/8654051/how-can-i-compare-two-floating-point-numbers-in-bash</text:a></text:p>
                  <text:list text:continue-numbering="true">
                    <text:list-item>
                      <text:p text:style-name="P39">See this for a note on using `bc` for exponents and with conditional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soft-page-break/>
      <text:list text:style-name="LFO1" text:continue-numbering="true">
        <text:list-item>
          <text:p text:style-name="P40">Get<text:s/><text:span text:style-name="T41">base</text:span>,<text:s/><text:span text:style-name="T42">directory</text:span><text:s/>and<text:s/><text:span text:style-name="T43">file extension</text:span><text:s/>names</text:p>
          <text:list text:continue-numbering="true">
            <text:list-item>
              <text:p text:style-name="P44">Get basename:<text:s/><text:span text:style-name="T45">${variableName##*/}</text:span></text:p>
            </text:list-item>
            <text:list-item>
              <text:p text:style-name="P46">For others, see<text:s/><text:a xlink:href="https://www.cyberciti.biz/faq/bash-get-basename-of-filename-or-directory-name/" office:target-frame-name="_top" xlink:show="replace">https://www.cyberciti.biz/faq/bash-get-basename-of-filename-or-directory-name/</text:a>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47">Get<text:s/><text:span text:style-name="T48">file-size</text:span></text:p>
          <text:list text:continue-numbering="true">
            <text:list-item>
              <text:p text:style-name="P49">FILESIZE=$(stat -c%s “FILENAME”)</text:p>
              <text:list text:continue-numbering="true">
                <text:list-item>
                  <text:p text:style-name="P50">What does the `c` flag mean?<text:s/><text:a xlink:href="https://stackoverflow.com/questions/61999630/what-does-c-mean-in-this-linux-shell-command" office:target-frame-name="_top" xlink:show="replace">https://stackoverflow.com/questions/61999630/what-does-c-mean-in-this-linux-shell-command</text:a></text:p>
                </text:list-item>
              </text:list>
            </text:list-item>
            <text:list-item>
              <text:p text:style-name="P51">For more, see<text:s/><text:a xlink:href="https://unix.stackexchange.com/questions/16640/how-can-i-get-the-size-of-a-file-in-a-bash-script" office:target-frame-name="_top" xlink:show="replace">https://unix.stackexchange.com/questions/16640/how-can-i-get-the-size-of-a-file-in-a-bash-script</text:a>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52"><text:span text:style-name="T53">String concatenation</text:span>: “before${varName}after”</text:p>
        </text:list-item>
      </text:list>
      <text:p text:style-name="Standard"/>
      <text:list text:style-name="LFO1" text:continue-numbering="true">
        <text:list-item>
          <text:p text:style-name="P54">Comments</text:p>
          <text:list text:continue-numbering="true">
            <text:list-item>
              <text:p text:style-name="P55">single line: #</text:p>
            </text:list-item>
            <text:list-item>
              <text:p text:style-name="P56">multi-line:<text:s/><text:span text:style-name="T57">&lt;&lt; comment_name<text:s/></text:span>... code to comment ....<text:s/><text:span text:style-name="T58">comment name</text:span></text:p>
            </text:list-item>
          </text:list>
        </text:list-item>
        <text:list-item>
          <text:p text:style-name="P59">sum=`expr $sum + 1`(<text:span text:style-name="T60">no spaces before and after ‘=’</text:span>; LHS should not have $)</text:p>
        </text:list-item>
        <text:list-item>
          <text:p text:style-name="P61">while doesn’t seem to work with expr for some reason</text:p>
        </text:list-item>
        <text:list-item>
          <text:p text:style-name="P62">Arrays</text:p>
          <text:list text:continue-numbering="true">
            <text:list-item>
              <text:p text:style-name="P63">Inserting new values in array-</text:p>
            </text:list-item>
          </text:list>
        </text:list-item>
      </text:list>
      <text:p text:style-name="Standard">FACTORIAL+=($((i *<text:s/>FACTORIAL[i-1])))</text:p>
      <text:p text:style-name="Standard">((FACTORIAL[i] = i * FACTORIAL[i-1]))</text:p>
      <text:list text:style-name="LFO1" text:continue-numbering="true">
        <text:list-item>
          <text:list>
            <text:list-item>
              <text:p text:style-name="P64">Declaring, displaying -<text:s/><text:a xlink:href="https://www.freecodecamp.org/news/bash-array-how-to-declare-an-array-of-strings-in-a-bash-script/" office:target-frame-name="_top" xlink:show="replace">https://www.freecodecamp.org/news/bash-array-how-to-declare-an-array-of-strings-in-a-bash-script/</text:a></text:p>
            </text:list-item>
            <text:list-item>
              <text:p text:style-name="P65">Searching, find-and-replace -<text:s/><text:a xlink:href="https://www.geeksforgeeks.org/array-basics-shell-scripting-set-1/" office:target-frame-name="_top" xlink:show="replace">https://www.geeksforgeeks.org/array-basics-shell-scripting-set-1/</text:a></text:p>
            </text:list-item>
          </text:list>
        </text:list-item>
        <text:list-item>
          <text:p text:style-name="P66">When should you use ‘$’ before variables?</text:p>
        </text:list-item>
        <text:list-item>
          <text:p text:style-name="P67">$() and ${} (Command and Parameter/variable substitution)</text:p>
        </text:list-item>
        <text:list-item>
          <text:p text:style-name="P68">Concatenation of strings: s=${s1}${s2}</text:p>
        </text:list-item>
        <text:list-item>
          <text:p text:style-name="P69">Replacing characters-</text:p>
        </text:list-item>
      </text:list>
      <text:list text:style-name="LFO2" text:continue-numbering="true">
        <text:list-item>
          <text:list>
            <text:list-item>
              <text:p text:style-name="P70"><text:a xlink:href="https://reactgo.com/bash-replace-characters-string/" office:target-frame-name="_top" xlink:show="replace">https://reactgo.com/bash-replace-characters-string/</text:a></text:p>
            </text:list-item>
            <text:list-item>
              <text:p text:style-name="P71"><text:a xlink:href="https://stackoverflow.com/questions/2871181/replacing-some-characters-in-a-string-with-another-character" office:target-frame-name="_top" xlink:show="replace">https://stackoverflow.com/questions/2871181/replacing-some-characters-in-a-string-with-another-character</text:a></text:p>
            </text:list-item>
            <text:list-item>
              <text:p text:style-name="P72"><text:a xlink:href="https://unix.stackexchange.com/questions/97582/how-to-find-and-replace-string-without-use-command-sed" office:target-frame-name="_top" xlink:show="replace">https://unix.stackexchange.com/questions/97582/how-to-find-and-replace-string-without-use-command-sed</text:a></text:p>
            </text:list-item>
          </text:list>
        </text:list-item>
        <text:list-item>
          <text:p text:style-name="P73">Splitting strings -<text:s/><text:a xlink:href="https://linuxhint.com/bash_split_examples/" office:target-frame-name="_top" xlink:show="replace">https://linuxhint.com/bash_split_examples/</text:a></text:p>
        </text:list-item>
        <text:list-item>
          <text:p text:style-name="P74">String to char array -<text:s/><text:a xlink:href="https://stackoverflow.com/questions/7578930/bash-split-string-into-character-array" office:target-frame-name="_top" xlink:show="replace">https://stackoverflow.com/questions/7578930/bash-split-string-into-character-array</text:a></text:p>
        </text:list-item>
        <text:list-item>
          <text:p text:style-name="P75">Indexing strings -<text:s/><text:a xlink:href="https://unix.stackexchange.com/questions/303960/index-a-string-in-bash" office:target-frame-name="_top" xlink:show="replace">https://unix.stackexchange.com/questions/303960/index-a-string-in-bash</text:a></text:p>
        </text:list-item>
        <text:list-item>
          <text:p text:style-name="P76">(( )) vs. [ ] vs. [[ ]] ?</text:p>
        </text:list-item>
        <text:list-item>
          <text:p text:style-name="P77">() vs. $() vs. {} -<text:s/><text:a xlink:href="https://stackoverflow.com/questions/31255699/double-parenthesis-with-and-without-dollar/31255942" office:target-frame-name="_top" xlink:show="replace">https://stackoverflow.com/questions/31255699/double-parenthesis-with-and-without-dollar/31255942</text:a></text:p>
        </text:list-item>
        <text:list-item>
          <text:p text:style-name="P78">When to use “” around a variable -<text:s/><text:a xlink:href="https://stackoverflow.com/questions/10067266/when-should-i-wrap-quotes-around-a-shell-variable" office:target-frame-name="_top" xlink:show="replace">https://stackoverflow.com/questions/10067266/when-should-i-wrap-quotes-around-a-shell-variable</text:a></text:p>
        </text:list-item>
      </text:list>
      <text:p text:style-name="Standard"/>
      <text:p text:style-name="Standard">i=1</text:p>
      <text:p text:style-name="Standard">echo $i &gt;&gt; 1</text:p>
      <text:soft-page-break/>
      <text:p text:style-name="Standard">i=i+1 (i is assigned string value ‘i+1’)</text:p>
      <text:p text:style-name="Standard">echo $i &gt;&gt; i+1</text:p>
      <text:p text:style-name="Standard">WHAT OTHERS DON’T WORK?</text:p>
      <text:p text:style-name="Standard">i=$i+1 &gt;&gt; 1+1</text:p>
      <text:p text:style-name="Standard">i=${i+1} &gt;&gt; 1</text:p>
      <text:p text:style-name="Standard">WHAT IS CORRECT?</text:p>
      <text:p text:style-name="Standard">((i=i+1))</text:p>
      <text:p text:style-name="Standard">i=`expr $i + 1`</text:p>
      <text:p text:style-name="Standard"/>
      <text:p text:style-name="Standard"><text:a xlink:href="https://stackoverflow.com/questions/13111967/raise-to-the-power-in-shell" office:target-frame-name="_top" xlink:show="replace">https://stackoverflow.com/questions/13111967/raise-to-the-power-in-shell</text:a></text:p>
      <text:p text:style-name="Standard"><text:a xlink:href="https://www.shellscript.sh/functions.html" office:target-frame-name="_top" xlink:show="replace">https://www.shellscript.sh/functions.html</text:a></text:p>
      <text:p text:style-name="Standard"><text:a xlink:href="https://www.shell-tips.com/bash/arrays/#how-to-check-if-a-bash-array-contains-a-value" office:target-frame-name="_top" xlink:show="replace">https://www.shell-tips.com/bash/arrays/#how-to-check-if-a-bash-array-contains-a-value</text:a></text:p>
      <text:p text:style-name="Standard"><text:a xlink:href="https://linuxhint.com/use_expansions_shell_script/" office:target-frame-name="_top" xlink:show="replace">https://linuxhint.com/use_expansions_shell_script/</text:a></text:p>
      <text:p text:style-name="Standard"><text:a xlink:href="https://tldp.org/LDP/abs/html/" office:target-frame-name="_top" xlink:show="replace">https://tldp.org/LDP/abs/html/</text:a></text:p>
      <text:p text:style-name="Standard"><text:a xlink:href="https://askubuntu.com/questions/1208159/how-do-i-install-vim-gnome-on-ubuntu-19-10" office:target-frame-name="_top" xlink:show="replace">https://askubuntu.com/questions/1208159/how-do-i-install-vim-gnome-on-ubuntu-19-10</text:a><text:s/>-<text:s/>Use<text:s/><text:span text:style-name="SourceText">sudo apt install vim-gtk3<text:s/></text:span><text:span text:style-name="T79">instead of<text:s/></text:span><text:span text:style-name="SourceText">vim-gnome</text:span><text:span text:style-name="T80"><text:s/>(to use</text:span><text:span text:style-name="T81"><text:s/>+ register)</text:span></text:p>
      <text:p text:style-name="Standard"/>
      <text:p text:style-name="P82">Commands</text:p>
      <text:list text:style-name="LFO3" text:continue-numbering="true">
        <text:list-item>
          <text:p text:style-name="P83">G – last line</text:p>
        </text:list-item>
        <text:list-item>
          <text:p text:style-name="P84">gg – first line</text:p>
        </text:list-item>
        <text:list-item>
          <text:p text:style-name="P85">To comment: Ctrl V + Shilf+I + ‘// ’ + Esc (similar controls for uncommenting)</text:p>
        </text:list-item>
        <text:list-item>
          <text:p text:style-name="P86">Copy (all contents) to clipboard: :%y+ or gg”+yG or gg”*yG</text:p>
          <text:list text:continue-numbering="true">
            <text:list-item>
              <text:p text:style-name="P87"><text:a xlink:href="https://superuser.com/questions/227385/how-do-i-select-all-text-in-vi-vim/1230483" office:target-frame-name="_top" xlink:show="replace">https://superuser.com/questions/227385/how-do-i-select-all-text-in-vi-vim/1230483</text:a></text:p>
            </text:list-item>
            <text:list-item>
              <text:p text:style-name="P88"><text:a xlink:href="https://vim.fandom.com/wiki/Copy,_cut_and_paste" office:target-frame-name="_top" xlink:show="replace">https://vim.fandom.com/wiki/Copy,_cut_and_paste</text:a></text:p>
            </text:list-item>
          </text:list>
        </text:list-item>
        <text:list-item>
          <text:p text:style-name="P89">Copy to system clipboard in visual mode</text:p>
          <text:list text:continue-numbering="true">
            <text:list-item>
              <text:p text:style-name="P90">Select text and type “+y</text:p>
            </text:list-item>
          </text:list>
        </text:list-item>
        <text:list-item>
          <text:p text:style-name="P91">Select all: ggVG or ggy$</text:p>
          <text:list text:continue-numbering="true">
            <text:list-item>
              <text:p text:style-name="P92">Select and Copy: :%y</text:p>
            </text:list-item>
            <text:list-item>
              <text:p text:style-name="P93">Select and Delete: :%d</text:p>
            </text:list-item>
            <text:list-item>
              <text:p text:style-name="P94"><text:a xlink:href="https://linuxtect.com/how-to-select-all-in-vim-vi/" office:target-frame-name="_top" xlink:show="replace">https://linuxtect.com/how-to-select-all-in-vim-vi/</text:a></text:p>
            </text:list-item>
            <text:list-item>
              <text:p text:style-name="P95">Delete from current line: dG</text:p>
            </text:list-item>
            <text:list-item>
              <text:p text:style-name="P96">Delete from cursor-position: d Ctrl + End</text:p>
            </text:list-item>
          </text:list>
        </text:list-item>
        <text:list-item>
          <text:p text:style-name="P97">Show<text:s/>special characters: set list (set no list)</text:p>
        </text:list-item>
        <text:list-item>
          <text:p text:style-name="P98">Find and replace</text:p>
          <text:list text:continue-numbering="true">
            <text:list-item>
              <text:p text:style-name="P99">%s/to_replace/replacement/g</text:p>
            </text:list-item>
            <text:list-item>
              <text:p text:style-name="P100">if the expression to replace contains ‘.’, use ‘\.’</text:p>
            </text:list-item>
          </text:list>
        </text:list-item>
        <text:list-item>
          <text:p text:style-name="P101">Remove special characters: %s/^M//g</text:p>
          <text:list text:continue-numbering="true">
            <text:list-item>
              <text:p text:style-name="P102"><text:a xlink:href="https://its.ucsc.edu/unix-timeshare/tutorials/clean-ctrl-m.html" office:target-frame-name="_top" xlink:show="replace">https://its.ucsc.edu/unix-timeshare/tutorials/clean-ctrl-m.html</text:a></text:p>
            </text:list-item>
          </text:list>
        </text:list-item>
        <text:list-item>
          <text:p text:style-name="P103">Remove lines starting with special characters: g/^$/d</text:p>
          <text:list text:continue-numbering="true">
            <text:list-item>
              <text:p text:style-name="P104"><text:a xlink:href="https://stackoverflow.com/questions/706076/vim-delete-blank-lines" office:target-frame-name="_top" xlink:show="replace">https://stackoverflow.com/questions/706076/vim-delete-blank-lines</text:a></text:p>
            </text:list-item>
            <text:list-item>
              <text:p text:style-name="P105">Regex</text:p>
              <text:list text:continue-numbering="true">
                <text:list-item>
                  <text:p text:style-name="P106"><text:a xlink:href="https://stackoverflow.com/questions/33022051/regex-explanation" office:target-frame-name="_top" xlink:show="replace">https://stackoverflow.com/questions/33022051/regex-explanation</text:a></text:p>
                </text:list-item>
                <text:list-item>
                  <text:p text:style-name="P107"><text:a xlink:href="https://regex101.com/" office:target-frame-name="_top" xlink:show="replace">https://regex101.com/</text:a></text:p>
                </text:list-item>
              </text:list>
            </text:list-item>
          </text:list>
        </text:list-item>
        <text:list-item>
          <text:p text:style-name="P108">Find a pattern: /&lt;pattern&gt;</text:p>
          <text:list text:continue-numbering="true">
            <text:list-item>
              <text:p text:style-name="P109">Press n to go forward; N to go backward</text:p>
            </text:list-item>
            <text:list-item>
              <text:p text:style-name="P110"><text:a xlink:href="https://www.cyberciti.biz/faq/find-a-word-in-vim-or-vi-text-editor/" office:target-frame-name="_top" xlink:show="replace">https://www.cyberciti.biz/faq/find-a-word-in-vim-or-vi-text-editor/</text:a></text:p>
            </text:list-item>
          </text:list>
        </text:list-item>
        <text:list-item>
          <text:p text:style-name="P111">Set numbering for lines: set number or set nu (set nonumber or set nu!)</text:p>
          <text:list text:continue-numbering="true">
            <text:list-item>
              <text:p text:style-name="P112"><text:a xlink:href="https://www.cyberciti.biz/faq/vi-show-line-numbers/" office:target-frame-name="_top" xlink:show="replace">https://www.cyberciti.biz/faq/vi-show-line-numbers/</text:a></text:p>
            </text:list-item>
          </text:list>
        </text:list-item>
        <text:list-item>
          <text:p text:style-name="P113">Auto-indentation: set autoindent</text:p>
          <text:list text:continue-numbering="true">
            <text:list-item>
              <text:p text:style-name="P114"><text:a xlink:href="https://developer.ibm.com/tutorials/au-vitips/" office:target-frame-name="_top" xlink:show="replace">https://developer.ibm.com/tutorials/au-vitips/</text:a></text:p>
            </text:list-item>
          </text:list>
        </text:list-item>
        <text:list-item>
          <text:p text:style-name="P115">Disable preview</text:p>
          <text:list text:continue-numbering="true">
            <text:list-item>
              <text:p text:style-name="P116"><text:a xlink:href="https://stackoverflow.com/questions/15962421/how-can-i-disable-scratch-preview-window" office:target-frame-name="_top" xlink:show="replace">https://stackoverflow.com/questions/15962421/how-can-i-disable-scratch-preview-window</text:a></text:p>
            </text:list-item>
          </text:list>
        </text:list-item>
        <text:list-item>
          <text:p text:style-name="P117">Jump to matching brace: press `%`</text:p>
        </text:list-item>
        <text:list-item>
          <text:p text:style-name="P118">Fix indentation: `gg`, then `=G` <text:s/></text:p>
          <text:list text:continue-numbering="true">
            <text:list-item>
              <text:p text:style-name="P119"><text:a xlink:href="https://www.freecodecamp.org/news/7-vim-tips-that-changed-my-life/" office:target-frame-name="_top" xlink:show="replace">https://www.freecodecamp.org/news/7-vim-tips-that-changed-my-life/</text:a><text:s text:c="2"/></text:p>
            </text:list-item>
          </text:list>
        </text:list-item>
      </text:list>
      <text:p text:style-name="Standard"/>
      <text:p text:style-name="Standard">// qsort, commenting multiple lines, copy-paste from one file to anoth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iranmayee Shankar</dc:creator>
    <meta:creation-date>2021-07-30T14:36:00Z</meta:creation-date>
    <dc:date>2023-03-06T13:28:00Z</dc:date>
    <meta:template xlink:href="Normal" xlink:type="simple"/>
    <meta:editing-cycles>51</meta:editing-cycles>
    <meta:editing-duration>PT96420S</meta:editing-duration>
    <meta:document-statistic meta:page-count="4" meta:paragraph-count="17" meta:word-count="1298" meta:character-count="8681" meta:row-count="61" meta:non-whitespace-character-count="7400"/>
  </office:meta>
</office:document-meta>
</file>